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9e53"/>
    </style:style>
    <style:style style:name="P2" style:family="paragraph" style:parent-style-name="Standard">
      <style:text-properties officeooo:rsid="000e34de" officeooo:paragraph-rsid="000e34d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0c9e53" style:font-weight-asian="bold" style:font-weight-complex="bold"/>
    </style:style>
    <style:style style:name="P5" style:family="paragraph" style:parent-style-name="Standard">
      <style:text-properties officeooo:paragraph-rsid="000e34de"/>
    </style:style>
    <style:style style:name="P6" style:family="paragraph" style:parent-style-name="Standard">
      <style:text-properties officeooo:rsid="000f1999" officeooo:paragraph-rsid="000f1999"/>
    </style:style>
    <style:style style:name="P7" style:family="paragraph" style:parent-style-name="Standard">
      <style:text-properties officeooo:paragraph-rsid="0010d569"/>
    </style:style>
    <style:style style:name="P8" style:family="paragraph" style:parent-style-name="Standard">
      <style:text-properties officeooo:paragraph-rsid="000c9e53"/>
    </style:style>
    <style:style style:name="P9" style:family="paragraph" style:parent-style-name="Standard">
      <style:text-properties officeooo:paragraph-rsid="0013643d"/>
    </style:style>
    <style:style style:name="T1" style:family="text">
      <style:text-properties officeooo:rsid="000c9e53"/>
    </style:style>
    <style:style style:name="T2" style:family="text">
      <style:text-properties officeooo:rsid="000e34de"/>
    </style:style>
    <style:style style:name="T3" style:family="text">
      <style:text-properties officeooo:rsid="000f1999"/>
    </style:style>
    <style:style style:name="T4" style:family="text">
      <style:text-properties officeooo:rsid="0010ae17"/>
    </style:style>
    <style:style style:name="T5" style:family="text">
      <style:text-properties fo:font-weight="bold" style:font-weight-asian="bold" style:font-weight-complex="bold"/>
    </style:style>
    <style:style style:name="T6" style:family="text">
      <style:text-properties fo:font-weight="bold" officeooo:rsid="000c9e53" style:font-weight-asian="bold" style:font-weight-complex="bold"/>
    </style:style>
    <style:style style:name="T7" style:family="text">
      <style:text-properties officeooo:rsid="0010d569"/>
    </style:style>
    <style:style style:name="T8" style:family="text">
      <style:text-properties officeooo:rsid="0012220f"/>
    </style:style>
    <style:style style:name="T9" style:family="text">
      <style:text-properties fo:font-weight="normal" officeooo:rsid="0012220f" style:font-weight-asian="normal" style:font-weight-complex="normal"/>
    </style:style>
    <style:style style:name="T10" style:family="text">
      <style:text-properties officeooo:rsid="0013643d"/>
    </style:style>
    <style:style style:name="T11" style:family="text">
      <style:text-properties officeooo:rsid="001376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Qué es un sistema informático? Nombra los elementos que lo forman.</text:p>
      <text:p text:style-name="Standard"/>
      <text:p text:style-name="Standard"><text:tab/>Un sistema informático está formado por el conjunto de elementos necesarios para la realización y explotación de aplicaciones informáticas.</text:p>
      <text:p text:style-name="P2"><text:tab/>Elementos que lo forman son hardware, software y componentes humanos.</text:p>
      <text:p text:style-name="Standard"/>
      <text:p text:style-name="P3">2.¿Qué es un lenguaje de programación y para qué se utiliza? Indica el nombre de varios lenguajes de programación actuales.</text:p>
      <text:p text:style-name="Standard"/>
      <text:p text:style-name="Standard"><text:tab/>Un lenguaje de programación es un conjunto de símbolos combinados siguiendo una sintaxis determinada, que permite la introducción de instrucciones en el ordenador. </text:p>
      <text:p text:style-name="Standard"><text:tab/><text:span text:style-name="T2">Lenguajes de programación actuales son javascript, C++, python.</text:span></text:p>
      <text:p text:style-name="Standard"/>
      <text:p text:style-name="Standard"/>
      <text:p text:style-name="P3">3.¿Qué elementos se pueden utilizar para traducir un programa escrito en un lenguaje de programación de alto nivel a lenguaje máquina? Busca en Internet en qué consiste cada uno de ellos y escribe una definición con tus palabras sobre cada uno de ellos.</text:p>
      <text:p text:style-name="P3"/>
      <text:p text:style-name="Standard"><text:span text:style-name="T3"><text:tab/>La c</text:span>ompilación traduce el código fuente obtenido a código máquina. Si no se produce ningún error se obtiene el código objeto. En caso de errores el compilador los mostraría para ayudarnos a corregirlos y se procedería a su compilación de nuevo, una vez corregidos.</text:p>
      <text:p text:style-name="Standard"><text:span text:style-name="T3"><text:tab/>El </text:span>Linkado consiste en unir el archivo generado en la fase <text:span text:style-name="T3">de compilación</text:span> con determinadas rutinas internas del lenguaje, obteniendo el programa ejecutable.</text:p>
      <text:p text:style-name="Standard"/>
      <text:p text:style-name="P3">4.¿Puede un ordenador funcionar solo con elementos hardware?</text:p>
      <text:p text:style-name="Standard"/>
      <text:p text:style-name="P6"><text:tab/>No puede funcionar puesto que sin el software base no funcionaria y es el que permite al usuario utilizar el pc.</text:p>
      <text:p text:style-name="Standard"/>
      <text:p text:style-name="P3">5.¿Qué es el firmware? Indica al menos tres ejemplos de firmware.</text:p>
      <text:p text:style-name="Standard"/>
      <text:p text:style-name="Standard"><text:tab/>Es un conjunto de instrucciones grabadas normalmente en una memoria tipo ROM y establece la lógica de más bajo nivel que controla los circuitos <text:span text:style-name="T3">electrónicos de un dispositivo.</text:span></text:p>
      <text:p text:style-name="Standard"><text:tab/><text:span text:style-name="T3">Ejemplos: BIOS, RTAS, EPROM.</text:span></text:p>
      <text:p text:style-name="Standard"/>
      <text:p text:style-name="P3">6.¿Qué memoria pierde la información cuando se le deja de suministrar corriente al equipo? ¿Para qué se utiliza?</text:p>
      <text:p text:style-name="Standard"/>
      <text:p text:style-name="Standard"><text:tab/><text:span text:style-name="T4">La memoria RAM se utiliza para almacenar los programas y archivos mientras se estan utilizando para que podamos verlos o ejecutarlos.</text:span></text:p>
      <text:p text:style-name="Standard"/>
      <text:p text:style-name="P3">7.¿Cuántos drivers puede tener un mismo dispositivo periférico?</text:p>
      <text:p text:style-name="Standard"/>
      <text:p text:style-name="Standard"><text:tab/>Potencialmente, tantos como sistemas operativos existan.</text:p>
      <text:p text:style-name="Standard"/>
      <text:p text:style-name="P3">8.Indica cuáles de los siguientes elementos son hardware o software indicando una H o una S al lado de <text:span text:style-name="T1">c</text:span>ada uno de ellos:</text:p>
      <text:p text:style-name="P5"><text:tab/></text:p>
      <text:p text:style-name="P5"><text:tab/><text:span text:style-name="T5">a. Pantalla<text:tab/><text:tab/><text:tab/><text:tab/><text:tab/></text:span><text:tab/><text:span text:style-name="T4">H</text:span></text:p>
      <text:p text:style-name="Standard"><text:tab/><text:span text:style-name="T5">b. Ratón</text:span><text:tab/><text:tab/><text:tab/><text:tab/><text:tab/><text:tab/><text:span text:style-name="T4">H</text:span></text:p>
      <text:p text:style-name="Standard"><text:tab/><text:span text:style-name="T5">c. </text:span><text:span text:style-name="T6">I</text:span><text:span text:style-name="T5">nformación guardada en un DVD<text:tab/></text:span><text:tab/><text:span text:style-name="T4">S</text:span></text:p>
      <text:p text:style-name="Standard"><text:tab/><text:span text:style-name="T5">d. Windows 10</text:span><text:tab/><text:tab/><text:tab/><text:tab/><text:tab/><text:span text:style-name="T4">S</text:span></text:p>
      <text:p text:style-name="Standard"><text:soft-page-break/><text:tab/><text:span text:style-name="T5">e. Unidad de CD-ROM<text:tab/><text:tab/><text:tab/><text:tab/></text:span><text:tab/><text:span text:style-name="T4">H</text:span></text:p>
      <text:p text:style-name="Standard"><text:tab/><text:span text:style-name="T5">f. Documento de texto almacenado en el disco duro.</text:span><text:tab/><text:span text:style-name="T4">S</text:span></text:p>
      <text:p text:style-name="Standard"><text:tab/><text:span text:style-name="T5">g. Memoria RAM</text:span><text:tab/><text:tab/><text:tab/><text:tab/><text:tab/><text:tab/><text:span text:style-name="T4">H</text:span></text:p>
      <text:p text:style-name="Standard"><text:tab/><text:span text:style-name="T5">h. Driver de una impresora</text:span><text:tab/><text:tab/><text:tab/><text:tab/><text:tab/><text:span text:style-name="T4">S</text:span></text:p>
      <text:p text:style-name="Standard"><text:tab/><text:span text:style-name="T5">i. Pendrive</text:span><text:tab/><text:tab/><text:tab/><text:tab/><text:tab/><text:tab/><text:tab/><text:span text:style-name="T4">H</text:span></text:p>
      <text:p text:style-name="Standard"><text:tab/><text:span text:style-name="T5">j. Programa ejecutándose en memoria RAM.</text:span><text:tab/><text:tab/><text:span text:style-name="T4">S</text:span></text:p>
      <text:p text:style-name="Standard"/>
      <text:p text:style-name="P3">9. ¿Qué tipo de software se puede considerar un paquete ofimático?</text:p>
      <text:p text:style-name="Standard"/>
      <text:p text:style-name="P7"><text:tab/><text:span text:style-name="T7">Puesto que un paquete ofimático es la recopilación de aplicaciones informáticas utilizadas en oficinas, para realizar diferentes funciones sobre archivos y documento. Se pueden considerar un paquete ofimático son los software que puedan realizar diferentes funciones sobre archivos y documentos.</text:span></text:p>
      <text:p text:style-name="Standard"/>
      <text:p text:style-name="P3">10.¿Qué tipo de lenguaje de programación es entendible directamente por un ordenador? </text:p>
      <text:p text:style-name="Standard"/>
      <text:p text:style-name="Standard"><text:tab/><text:span text:style-name="T7">El lenguaje maquina es el único comprensible directamente por el ordenador.</text:span></text:p>
      <text:p text:style-name="Standard"/>
      <text:p text:style-name="P3">11.Para cada uno de los siguientes periféricos indica el tipo de periférico de que se trata:</text:p>
      <text:p text:style-name="P5"><text:tab/></text:p>
      <text:p text:style-name="P5"><text:tab/><text:span text:style-name="T5">a. Pantalla</text:span><text:tab/><text:tab/><text:tab/><text:tab/><text:tab/><text:span text:style-name="T8">salida</text:span></text:p>
      <text:p text:style-name="Standard"><text:tab/><text:span text:style-name="T5">b. Lector de código de barras.<text:tab/><text:tab/></text:span><text:span text:style-name="T9">entrada</text:span></text:p>
      <text:p text:style-name="Standard"><text:tab/><text:span text:style-name="T5">c. Teclado.</text:span><text:tab/><text:tab/><text:tab/><text:tab/><text:tab/><text:span text:style-name="T8">entrada</text:span></text:p>
      <text:p text:style-name="Standard"><text:tab/><text:span text:style-name="T5">d. Impresora.</text:span><text:tab/><text:tab/><text:tab/><text:tab/><text:tab/><text:span text:style-name="T8">salida</text:span></text:p>
      <text:p text:style-name="Standard"><text:tab/><text:span text:style-name="T5">e. Tarjeta de red.</text:span><text:tab/><text:tab/><text:tab/><text:tab/><text:span text:style-name="T8">Entrada-salida, comunicación</text:span></text:p>
      <text:p text:style-name="Standard"><text:tab/><text:span text:style-name="T5">f. Webcam.</text:span><text:tab/><text:tab/><text:tab/><text:tab/><text:tab/><text:span text:style-name="T8">entrada-salida</text:span></text:p>
      <text:p text:style-name="Standard"><text:tab/><text:span text:style-name="T5">g. Escáner.</text:span><text:tab/><text:tab/><text:tab/><text:tab/><text:tab/><text:span text:style-name="T8">entrada</text:span></text:p>
      <text:p text:style-name="Standard"><text:tab/><text:span text:style-name="T5">h. Altavoces.</text:span><text:tab/><text:tab/><text:tab/><text:tab/><text:tab/><text:span text:style-name="T8">salida</text:span></text:p>
      <text:p text:style-name="Standard"><text:tab/><text:span text:style-name="T5">i. Micrófono.</text:span><text:tab/><text:tab/><text:tab/><text:tab/><text:tab/><text:span text:style-name="T8">entrada</text:span></text:p>
      <text:p text:style-name="Standard"><text:tab/><text:span text:style-name="T5">j. Disco duro externo.</text:span><text:tab/><text:tab/><text:tab/><text:span text:style-name="T8">Entrada-salida, almacenamiento</text:span><text:tab/></text:p>
      <text:p text:style-name="Standard"/>
      <text:p text:style-name="P3">12.¿Puede funcionar un ordenador sin software básico? ¿Y sin unidad de disco duro?</text:p>
      <text:p text:style-name="Standard"/>
      <text:p text:style-name="Standard"><text:tab/><text:span text:style-name="T8">No puede funcionar sin un software básico pero si puede funcionar sin unidad de disco duro.</text:span></text:p>
      <text:p text:style-name="Standard"/>
      <text:p text:style-name="Standard"/>
      <text:p text:style-name="P3">13.Para cada uno de estos tipos de software indica si es de base, aplicación o programación:</text:p>
      <text:p text:style-name="P5"><text:tab/></text:p>
      <text:p text:style-name="P5"><text:tab/>a.Linux Mint 18<text:tab/><text:tab/><text:tab/><text:span text:style-name="T8">base</text:span></text:p>
      <text:p text:style-name="Standard"><text:tab/>b.Libre Office<text:tab/><text:tab/><text:tab/><text:tab/><text:span text:style-name="T8">aplicación</text:span></text:p>
      <text:p text:style-name="Standard"><text:tab/>c.Avast antivirus<text:tab/><text:tab/><text:tab/><text:span text:style-name="T8">aplicación</text:span></text:p>
      <text:p text:style-name="Standard"><text:tab/>d.Windows 10<text:tab/><text:tab/><text:tab/><text:tab/><text:span text:style-name="T8">base</text:span></text:p>
      <text:p text:style-name="Standard"><text:tab/>e.VirtualBox <text:tab/><text:tab/><text:tab/><text:tab/><text:span text:style-name="T8">aplicación</text:span></text:p>
      <text:p text:style-name="Standard"><text:tab/>f.Visual Studio<text:tab/><text:tab/><text:tab/><text:span text:style-name="T8">programación</text:span></text:p>
      <text:p text:style-name="Standard"/>
      <text:p text:style-name="P3"/>
      <text:p text:style-name="P3"/>
      <text:p text:style-name="P3"/>
      <text:p text:style-name="P3"/>
      <text:p text:style-name="P3"/>
      <text:p text:style-name="P3"/>
      <text:p text:style-name="P3"><text:soft-page-break/>14.<text:span text:style-name="T1">I</text:span>ndica una lista con algunos de los sistemas operativos más usados en la actualidad. Indica también si <text:span text:style-name="T1">s</text:span>on gratuitos o en caso contrario, el precio de su licencia.</text:p>
      <text:p text:style-name="Standard"/>
      <text:p text:style-name="Standard">Microsoft Windows<text:tab/><text:tab/><text:span text:style-name="T10">pago Home - 145</text:span>€ <text:span text:style-name="T10">pro 259</text:span>€ <text:s/><text:span text:style-name="T10">pro for Workstations 439</text:span>€ </text:p>
      <text:p text:style-name="P9"><text:span text:style-name="T10">Mac<text:tab/><text:tab/><text:tab/><text:tab/>pago 60</text:span>€ </text:p>
      <text:p text:style-name="Standard">GNU/Linux<text:tab/><text:tab/><text:tab/><text:span text:style-name="T10">gratuito</text:span></text:p>
      <text:p text:style-name="P9"><text:span text:style-name="T10">Android<text:tab/><text:tab/><text:tab/>gartuito<text:tab/><text:tab/><text:tab/></text:span></text:p>
      <text:p text:style-name="Standard"/>
      <text:p text:style-name="P4">15.Busca información sobre la mayor supercomputadora del mundo y la supercomputadora española. Anota los nombres y sus prestaciones.</text:p>
      <text:p text:style-name="P1"/>
      <text:p text:style-name="P1"><text:tab/>Estados Unidos regresa al primer puesto tras presentar a 'Summit', que con sus 200 petaFLOPS se coloca como el supercomputador más potente jamás creado. Esta bestia ocupa el espacio equivalente a dos canchas de Tenis, cuenta con 28.000 GPUs fabricadas por Nvidia más otros 9.000 procesadores diseñados y fabricados por la misma IBM. Estos 37.000 procesadores se encuentran en 4.608 servidores que dependen de un gran sistema de enfriamiento que utiliza 15.140 litros de agua por minuto. Todo está conectado por casi 300 metros de cable de fibra óptica.</text:p>
      <text:p text:style-name="P1"/>
      <text:p text:style-name="P1"><text:tab/><text:span text:style-name="T10">M</text:span>areNostrum es el supercomputador más potente de España, el quinto más rápido de Europa y el 9º del mundo. Se encuentra situado en el Barcelona Supercomputing Center - Centro Nacional de Supercomputación y tiene una potencia de 11.1 Petaflops. Con 48.896 procesadores Intel Xeon de 64 bits a 2,6 GHz disponía de un total de 2 Petabytes de capacidad de almacenamiento y 95,5 terabytes de memoria. Como sistema operativo utilizaba la distribución SuSe de Linux.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116-05 </meta:initial-creator>
    <meta:creation-date>2019-10-07T15:30:35.332274974</meta:creation-date>
    <dc:date>2019-10-07T18:33:16.739689750</dc:date>
    <dc:creator>I116-05 </dc:creator>
    <meta:editing-duration>PT35M51S</meta:editing-duration>
    <meta:editing-cycles>3</meta:editing-cycles>
    <meta:generator>LibreOffice/6.0.4.1$Linux_X86_64 LibreOffice_project/00m0$Build-1</meta:generator>
    <meta:document-statistic meta:table-count="0" meta:image-count="0" meta:object-count="0" meta:page-count="3" meta:paragraph-count="64" meta:word-count="823" meta:character-count="5340" meta:non-whitespace-character-count="4430"/>
  </office:meta>
</office:document-meta>
</file>